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Heading_20_1" style:master-page-name="MP0">
      <style:paragraph-properties style:page-number="auto" fo:break-before="page"/>
    </style:style>
    <style:style style:name="P3" style:family="paragraph" style:parent-style-name="Text_20_body">
      <style:text-properties officeooo:rsid="00087de8" officeooo:paragraph-rsid="000a72d0"/>
    </style:style>
    <style:style style:name="P4" style:family="paragraph" style:parent-style-name="Text_20_body">
      <style:text-properties officeooo:rsid="000a72d0" officeooo:paragraph-rsid="000a72d0"/>
    </style:style>
    <style:style style:name="P5" style:family="paragraph" style:parent-style-name="Text_20_body">
      <style:text-properties officeooo:rsid="000bb195" officeooo:paragraph-rsid="000bb195"/>
    </style:style>
    <style:style style:name="P6" style:family="paragraph" style:parent-style-name="Text_20_body">
      <style:text-properties officeooo:rsid="000f8beb" officeooo:paragraph-rsid="000f8beb"/>
    </style:style>
    <style:style style:name="P7" style:family="paragraph" style:parent-style-name="Text_20_body">
      <style:text-properties officeooo:rsid="000fe34b" officeooo:paragraph-rsid="000fe34b"/>
    </style:style>
    <style:style style:name="T1" style:family="text">
      <style:text-properties officeooo:rsid="000a72d0"/>
    </style:style>
    <style:style style:name="T2" style:family="text">
      <style:text-properties officeooo:rsid="000b9195"/>
    </style:style>
    <style:style style:name="T3" style:family="text">
      <style:text-properties officeooo:rsid="000bb195"/>
    </style:style>
    <style:style style:name="T4" style:family="text">
      <style:text-properties officeooo:rsid="000cb7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verview</text:h>
      <text:p text:style-name="Standard">For this practical, we were tasked with creating a calculator application in Haskell that can be interacted with, containing features such as support for some basic operations, support for variables, error handling and command history. There were also more advanced features that could be implemented, such as support for both integers and floating point values, the ability to read files rather than just manual input, and storing variables using a binary search tree.</text:p>
      <text:p text:style-name="Standard"/>
      <text:h text:style-name="Heading_20_1" text:outline-level="1">Basic Requirements</text:h>
      <text:p text:style-name="Standard">We first got addition to work by replacing the undefined parts and errors with working code in both REPL and Expr, and therefore getting integer operations to work using Maybe. <text:s/>We also added support for variables using ValueOf, which could store 1 letter variables. After this was done, we added a quit command if the input is “:q”, <text:s/>and expanded the calculator to process numbers with more digits, and variables with longer names. digitToInt was modified to take in a Char array rather than a single character, with “read” used to convert the String to an Int, and ‘many1’ was also added to pFactor to read all the digits at once. Similarly, we replaced ‘letter’ with ‘ident’ to accept strings as variable names.</text:p>
      <text:p text:style-name="Standard">Next we implemented ‘it’ and accessing the command history, by creating the getCmd method and adding an extra state in REPL for AccessCmdHistory. We reused the ‘nat’ from Parsing to read the input, and added error checks for negative or too large numbers. We also prevented ‘it’ from being modified by the user directly.</text:p>
      <text:p text:style-name="Standard">To support whitespace, we then replaced uses of ‘ident’ with ‘identifier’, 'int' with 'integer', etc in Expr, since the new words were part of the given code in Parsing, and acted the same way as the other words, but ignores spaces around the numbers or variables.</text:p>
      <text:p text:style-name="P1"/>
      <text:h text:style-name="Heading_20_1" text:outline-level="1">Additional Requirements</text:h>
      <text:p text:style-name="P3">Aside from the basic functionality, the calculator also supports additional requirements. The parser was first expanded to be able to support negative integers by reading either a natural number, or a minus-sign and a natural number when it expects an integer.</text:p>
      <text:p text:style-name="P3">We defined additional functions for absolute value, modulo and power. <text:span text:style-name="T1">None of them “re-invent the wheel”, instead they call the system’s own functions for these operators with the value the statement the calculator has interpreted. </text:span>Absolute value is marked by the operator |statement|, <text:span text:style-name="T1">modulo with the syntax a % b and power with the the syntax a^b. The power function uses the floating point calculation when the exponent is negative.</text:span></text:p>
      <text:p text:style-name="P4">While the basic requirement only calculates with integers, we expanded our calculator to be able to operate with both integers and floating-point values. The basic principle of the new calculator is that if both operands are integers the operation and result will be done using integers, else the operation and result are done using floa<text:span text:style-name="T2">t</text:span>ing-point numbers. <text:span text:style-name="T3">Being able to use both of them required expanding the parser so that it returns either a float or an integer. The parser itself attempts to read a floating point value or an integer value. Since the returned values are of type Either, all of the code that evaluates expressions had to be rewritten in a way that is longer and less elegant. Introducing floating points also led to some edge cases. The modulo operator is undefined for fractions and therefore returns an error for them, and dividing by zero returns an error if the zero is an integer (0) and “Infinity” if the zero is a float (0.0) to match the behaviour of Haskell’s default divide-operator.</text:span></text:p>
      <text:p text:style-name="P5"><text:soft-page-break/>Error handling was also redone using the Either-class. <text:span text:style-name="T4">The final type of a value will then be Either String (Either Float Int). </text:span>Here, the error strings are returned when the error happens <text:span text:style-name="T4">instead of being generated at the REPL-level, which leads to error messages that are more concise and helpful.</text:span></text:p>
      <text:p text:style-name="P6">INPUT-FILE…</text:p>
      <text:p text:style-name="P7">BST...</text:p>
      <text:h text:style-name="Heading_20_1" text:outline-level="1">Testing</text:h>
      <text:p text:style-name="Text_20_body"/>
      <text:h text:style-name="Heading_20_1" text:outline-level="1">Problems</text:h>
      <text:p text:style-name="Text_20_body"/>
      <text:h text:style-name="Heading_20_1" text:outline-level="1">Provenance</text:h>
      <text:p text:style-name="Text_20_body"/>
      <text:h text:style-name="Heading_20_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Haskell 1 <text:s text:c="28"/>160005673 <text:s text:c="24"/>David Harris-Birtill <text:s text:c="26"/>20/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creation-date>2018-02-19T10:48:00Z</meta:creation-date>
    <dc:date>2018-02-20T12:55:09.016550789</dc:date>
    <meta:editing-cycles>10</meta:editing-cycles>
    <meta:editing-duration>PT1H53M12S</meta:editing-duration>
    <meta:document-statistic meta:table-count="0" meta:image-count="0" meta:object-count="0" meta:page-count="2" meta:paragraph-count="18" meta:word-count="647" meta:character-count="4002" meta:non-whitespace-character-count="3293"/>
    <meta:template xlink:type="simple" xlink:actuate="onRequest" xlink:title="" xlink:href="Normal.dotm"/>
  </office:meta>
</office:document-meta>
</file>